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805355369167966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59405153590108754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3090574917840015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3355317736903067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109382454896495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44411127572705294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63366081588117738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9732336220706153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41478" text:continue-list="list163366081588117738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6170156343597453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4595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1840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18939"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3380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23118"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11832299190904637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18420576762352035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15502317917479486"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0:40:57.40</dc:date>
    <dc:creator>James Lombardi</dc:creator>
    <meta:editing-duration>P11DT1H58M1S</meta:editing-duration>
    <meta:editing-cycles>984</meta:editing-cycles>
    <meta:generator>OpenOffice/4.1.2$Win32 OpenOffice.org_project/412m3$Build-9782</meta:generator>
    <meta:document-statistic meta:table-count="0" meta:image-count="9" meta:object-count="0" meta:page-count="109" meta:paragraph-count="3028" meta:word-count="33298" meta:character-count="170331"/>
  </office:meta>
</office:document-meta>
</file>